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8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563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809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2" office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collapsed_building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ghway</text:p>
          </table:table-cell>
          <table:table-cell office:value-type="string">
            <text:p>obstacle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barrier</text:p>
          </table:table-cell>
          <table:table-cell office:value-type="string">
            <text:p>obstacle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site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people_camping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ay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urism</text:p>
          </table:table-cell>
          <table:table-cell office:value-type="string">
            <text:p>camp_site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6">
            <text:p>6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hospital</text:p>
          </table:table-cell>
          <table:table-cell office:value-type="string">
            <text:p>field</text:p>
          </table:table-cell>
          <table:table-cell office:value-type="string">
            <text:p>pin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8">
            <text:p>1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8">
            <text:p>18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WAY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DashStyle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2" office:value-type="string">
            <text:p>Legend</text:p>
          </table:table-cell>
          <table:table-cell table:style-name="ce2" office:value-type="string">
            <text:p>BaseLayer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ay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unclassified</text:p>
          </table:table-cell>
          <table:table-cell office:value-type="string">
            <text:p>darkgray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rvice</text:p>
          </table:table-cell>
          <table:table-cell office:value-type="string">
            <text:p>darkgray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</text:p>
          </table:table-cell>
          <table:table-cell office:value-type="string">
            <text:p>blu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§name</text:p>
          </table:table-cell>
          <table:table-cell office:value-type="string">
            <text:p>darkgray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_link</text:p>
          </table:table-cell>
          <table:table-cell office:value-type="string">
            <text:p>blu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</text:p>
          </table:table-cell>
          <table:table-cell office:value-type="string">
            <text:p>blu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§name</text:p>
          </table:table-cell>
          <table:table-cell office:value-type="string">
            <text:p>darkgray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_link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</text:p>
          </table:table-cell>
          <table:table-cell office:value-type="string">
            <text:p>red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§name</text:p>
          </table:table-cell>
          <table:table-cell office:value-type="string">
            <text:p>darkgray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_link</text:p>
          </table:table-cell>
          <table:table-cell office:value-type="string">
            <text:p>red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</text:p>
          </table:table-cell>
          <table:table-cell office:value-type="string">
            <text:p>orang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§name</text:p>
          </table:table-cell>
          <table:table-cell office:value-type="string">
            <text:p>darkgray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_link</text:p>
          </table:table-cell>
          <table:table-cell office:value-type="string">
            <text:p>orang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ertiary</text:p>
          </table:table-cell>
          <table:table-cell office:value-type="string">
            <text:p>gree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§name</text:p>
          </table:table-cell>
          <table:table-cell office:value-type="string">
            <text:p>darkgray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ack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otway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ath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cycleway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string">
            <text:p>line</text:p>
          </table:table-cell>
          <table:table-cell office:value-type="string">
            <text:p>darkgree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railway</text:p>
          </table:table-cell>
          <table:table-cell office:value-type="string">
            <text:p>rail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canal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rain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stream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ospital</text:p>
          </table:table-cell>
          <table:table-cell office:value-type="string">
            <text:p>field</text:p>
          </table:table-cell>
          <table:table-cell office:value-type="string">
            <text:p>p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ourism</text:p>
          </table:table-cell>
          <table:table-cell office:value-type="string">
            <text:p>camp_site</text:p>
          </table:table-cell>
          <table:table-cell office:value-type="string">
            <text:p>gre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a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bank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ater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ood</text:p>
          </table:table-cell>
          <table:table-cell office:value-type="string">
            <text:p>lightbrow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orest</text:p>
          </table:table-cell>
          <table:table-cell office:value-type="string">
            <text:p>lightbrow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yar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grass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eadow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village_green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ident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industr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ommerc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run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taxi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ECTION</text:p>
          </table:table-cell>
          <table:table-cell table:style-name="ce2" office:value-type="string">
            <text:p>END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1">02/11/2010</text:date>, <text:time>21:0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11T21:06:52</dc:date>
    <dc:creator>gs </dc:creator>
    <meta:generator>OpenOffice.org/3.1$Linux OpenOffice.org_project/310m19$Build-9420</meta:generator>
    <meta:editing-duration>PT00H57M10S</meta:editing-duration>
    <meta:editing-cycles>30</meta:editing-cycles>
    <meta:document-statistic meta:table-count="1" meta:cell-count="810" meta:object-count="0"/>
  </office:meta>
</office:document-meta>
</file>